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5" style:family="table-cell" style:parent-style-name="Default" style:data-style-name="N37"/>
    <style:style style:name="ce6" style:family="table-cell" style:parent-style-name="Default" style:data-style-name="N41"/>
    <style:style style:name="ce7" style:family="table-cell" style:parent-style-name="Default" style:data-style-name="N44"/>
    <style:style style:name="ce8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Default"/>
        <table:table-column table:style-name="co3" table:default-cell-style-name="ce7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8" table:formula="of:=SUM([.E$1:.E$1048576])" office:value-type="time" office:time-value="PT115H03M00S" calcext:value-type="time">
            <text:p>115:0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7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xed timeInput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Fixed htaccess redirects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Show notifications from user backend</text:p>
          </table:table-cell>
          <table:table-cell table:formula="of:=[.C74]-[.B7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8H20M00S" calcext:value-type="time">
            <text:p>18:2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Notifications fetch frontend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9H40M00S" calcext:value-type="time">
            <text:p>19:40:00</text:p>
          </table:table-cell>
          <table:table-cell office:value-type="time" office:time-value="PT21H35M00S" calcext:value-type="time">
            <text:p>21:35:00</text:p>
          </table:table-cell>
          <table:table-cell office:value-type="string" calcext:value-type="string">
            <text:p>Enable regular notification modal</text:p>
          </table:table-cell>
          <table:table-cell table:formula="of:=[.C76]-[.B76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Enable regular notification integration</text:p>
          </table:table-cell>
          <table:table-cell table:formula="of:=[.C77]-[.B7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Install serviceworker</text:p>
          </table:table-cell>
          <table:table-cell table:formula="of:=[.C78]-[.B78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23" calcext:value-type="date">
            <text:p>23/05/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Notificações sendo exibidas, a princípio</text:p>
          </table:table-cell>
          <table:table-cell table:formula="of:=[.C79]-[.B79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23" calcext:value-type="date">
            <text:p>23/05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Notificações sendo exibidas, a princípio</text:p>
          </table:table-cell>
          <table:table-cell table:formula="of:=[.C80]-[.B80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5-25" calcext:value-type="date">
            <text:p>25/05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Instalando ambiente no notebook</text:p>
          </table:table-cell>
          <table:table-cell table:formula="of:=[.C81]-[.B81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25" calcext:value-type="date">
            <text:p>25/05/22</text:p>
          </table:table-cell>
          <table:table-cell office:value-type="time" office:time-value="PT17H20M00S" calcext:value-type="time">
            <text:p>17:20:00</text:p>
          </table:table-cell>
          <table:table-cell office:value-type="time" office:time-value="PT18H20M00S" calcext:value-type="time">
            <text:p>18:20:00</text:p>
          </table:table-cell>
          <table:table-cell office:value-type="string" calcext:value-type="string">
            <text:p>Disable notifications back e front</text:p>
          </table:table-cell>
          <table:table-cell table:formula="of:=[.C82]-[.B82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25" calcext:value-type="date">
            <text:p>25/05/22</text:p>
          </table:table-cell>
          <table:table-cell office:value-type="time" office:time-value="PT19H20M00S" calcext:value-type="time">
            <text:p>19:20:00</text:p>
          </table:table-cell>
          <table:table-cell table:style-name="Default"/>
          <table:table-cell/>
          <table:table-cell table:formula="of:=[.C83]-[.B83]" office:value-type="time" office:time-value="-PT19H20M00S" calcext:value-type="time">
            <text:p>-19:2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9:24:31.8695847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14:16:06.289000000</meta:creation-date>
    <dc:date>2022-05-25T19:24:45.319245649</dc:date>
    <meta:editing-duration>P8DT22H51M12S</meta:editing-duration>
    <meta:editing-cycles>190</meta:editing-cycles>
    <meta:generator>LibreOffice/7.2.6.2$Linux_X86_64 LibreOffice_project/20$Build-2</meta:generator>
    <meta:document-statistic meta:table-count="1" meta:cell-count="414" meta:object-count="0"/>
  </office:meta>
</office:document-meta>
</file>